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80000002B42E37942.png"/>
  <manifest:file-entry manifest:media-type="image/png" manifest:full-path="Pictures/10000201000000190000002A5CE2E8CC.png"/>
  <manifest:file-entry manifest:media-type="image/png" manifest:full-path="Pictures/10000201000000210000002ACD96D76B.png"/>
  <manifest:file-entry manifest:media-type="application/binary" manifest:full-path="Scripts/beanshell/"/>
  <manifest:file-entry manifest:media-type="application/binary" manifest:full-path="Scripts/"/>
  <manifest:file-entry manifest:media-type="text/xml" manifest:full-path="Basic/Standard/Template4.xml"/>
  <manifest:file-entry manifest:media-type="text/xml" manifest:full-path="Basic/Standard/Template3a.xml"/>
  <manifest:file-entry manifest:media-type="text/xml" manifest:full-path="Basic/Standard/Template5.xml"/>
  <manifest:file-entry manifest:media-type="text/xml" manifest:full-path="Basic/Standard/Template6.xml"/>
  <manifest:file-entry manifest:media-type="text/xml" manifest:full-path="Basic/Standard/Template3b.xml"/>
  <manifest:file-entry manifest:media-type="text/xml" manifest:full-path="Basic/Standard/Template7.xml"/>
  <manifest:file-entry manifest:media-type="text/xml" manifest:full-path="Basic/Standard/script-lb.xml"/>
  <manifest:file-entry manifest:media-type="text/xml" manifest:full-path="Basic/Standard/Template8.xml"/>
  <manifest:file-entry manifest:media-type="text/xml" manifest:full-path="Basic/Standard/Template1.xml"/>
  <manifest:file-entry manifest:media-type="text/xml" manifest:full-path="Basic/Standard/Template9.xml"/>
  <manifest:file-entry manifest:media-type="text/xml" manifest:full-path="Basic/Standard/Module1.xml"/>
  <manifest:file-entry manifest:media-type="text/xml" manifest:full-path="Basic/Standard/Template2.xml"/>
  <manifest:file-entry manifest:media-type="text/xml" manifest:full-path="Basic/ConfigTool/Mfinal.xml"/>
  <manifest:file-entry manifest:media-type="text/xml" manifest:full-path="Basic/ConfigTool/M3f.xml"/>
  <manifest:file-entry manifest:media-type="text/xml" manifest:full-path="Basic/ConfigTool/_UItexts.xml"/>
  <manifest:file-entry manifest:media-type="text/xml" manifest:full-path="Basic/ConfigTool/M1a.xml"/>
  <manifest:file-entry manifest:media-type="text/xml" manifest:full-path="Basic/ConfigTool/M0.xml"/>
  <manifest:file-entry manifest:media-type="text/xml" manifest:full-path="Basic/ConfigTool/M1b.xml"/>
  <manifest:file-entry manifest:media-type="text/xml" manifest:full-path="Basic/ConfigTool/M1c.xml"/>
  <manifest:file-entry manifest:media-type="text/xml" manifest:full-path="Basic/ConfigTool/M3a.xml"/>
  <manifest:file-entry manifest:media-type="text/xml" manifest:full-path="Basic/ConfigTool/Starter.xml"/>
  <manifest:file-entry manifest:media-type="text/xml" manifest:full-path="Basic/ConfigTool/Infos.xml"/>
  <manifest:file-entry manifest:media-type="text/xml" manifest:full-path="Basic/ConfigTool/M3b.xml"/>
  <manifest:file-entry manifest:media-type="text/xml" manifest:full-path="Basic/ConfigTool/Obsolete.xml"/>
  <manifest:file-entry manifest:media-type="text/xml" manifest:full-path="Basic/ConfigTool/script-lb.xml"/>
  <manifest:file-entry manifest:media-type="text/xml" manifest:full-path="Basic/ConfigTool/Utilities.xml"/>
  <manifest:file-entry manifest:media-type="text/xml" manifest:full-path="Basic/ConfigTool/M1d.xml"/>
  <manifest:file-entry manifest:media-type="text/xml" manifest:full-path="Basic/ConfigTool/Data.xml"/>
  <manifest:file-entry manifest:media-type="text/xml" manifest:full-path="Basic/ConfigTool/M1e.xml"/>
  <manifest:file-entry manifest:media-type="text/xml" manifest:full-path="Basic/ConfigTool/zip.xml"/>
  <manifest:file-entry manifest:media-type="text/xml" manifest:full-path="Basic/ConfigTool/M3c.xml"/>
  <manifest:file-entry manifest:media-type="text/xml" manifest:full-path="Basic/ConfigTool/HelpHelper.xml"/>
  <manifest:file-entry manifest:media-type="text/xml" manifest:full-path="Basic/ConfigTool/M1f.xml"/>
  <manifest:file-entry manifest:media-type="text/xml" manifest:full-path="Basic/ConfigTool/M3d.xml"/>
  <manifest:file-entry manifest:media-type="text/xml" manifest:full-path="Basic/ConfigTool/M2a.xml"/>
  <manifest:file-entry manifest:media-type="text/xml" manifest:full-path="Basic/ConfigTool/M1g.xml"/>
  <manifest:file-entry manifest:media-type="text/xml" manifest:full-path="Basic/ConfigTool/M3e.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ConfigTool/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n" fo:country="US"/>
    </style:style>
    <style:style style:name="P31" style:family="paragraph" style:parent-style-name="hlp_5f_paragraph">
      <style:text-properties fo:language="el" fo:country="GR"/>
    </style:style>
    <style:style style:name="P32" style:family="paragraph" style:parent-style-name="Text_20_body">
      <style:paragraph-properties loext:contextual-spacing="false" fo:margin-top="0.199cm" fo:margin-bottom="0.21cm"/>
    </style:style>
    <style:style style:name="P33" style:family="paragraph" style:parent-style-name="Text_20_body">
      <style:paragraph-properties loext:contextual-spacing="false" fo:margin-top="0cm" fo:margin-bottom="1cm"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ntents_20_2">
      <style:paragraph-properties>
        <style:tab-stops>
          <style:tab-stop style:position="17.891cm" style:type="right" style:leader-style="dotted" style:leader-text="."/>
        </style:tab-stops>
      </style:paragraph-properties>
    </style:style>
    <style:style style:name="P40" style:family="paragraph" style:parent-style-name="Contents_20_3">
      <style:paragraph-properties>
        <style:tab-stops>
          <style:tab-stop style:position="17.392cm" style:type="right" style:leader-style="dotted" style:leader-text="."/>
        </style:tab-stops>
      </style:paragraph-properties>
    </style:style>
    <style:style style:name="P41" style:family="paragraph" style:parent-style-name="hlp_5f_head2">
      <style:text-properties fo:language="en" fo:country="US"/>
    </style:style>
    <style:style style:name="P42" style:family="paragraph" style:parent-style-name="hlp_5f_head2">
      <style:text-properties fo:language="el" fo:country="GR"/>
    </style:style>
    <style:style style:name="P43" style:family="paragraph" style:parent-style-name="hlp_5f_section">
      <style:text-properties fo:language="en" fo:country="US"/>
    </style:style>
    <style:style style:name="P44" style:family="paragraph" style:parent-style-name="hlp_5f_section">
      <style:text-properties fo:language="el" fo:country="GR"/>
    </style:style>
    <style:style style:name="P45" style:family="paragraph" style:parent-style-name="descrText">
      <style:text-properties fo:language="el" fo:country="GR"/>
    </style:style>
    <style:style style:name="P46" style:family="paragraph" style:parent-style-name="Standard" style:list-style-name="L25"/>
    <style:style style:name="P47" style:family="paragraph" style:parent-style-name="Standard" style:list-style-name="L33"/>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2" style:master-page-name="">
      <style:paragraph-properties style:page-number="auto" fo:break-before="page"/>
    </style:style>
    <style:style style:name="P89" style:family="paragraph" style:parent-style-name="Heading_20_3" style:master-page-name="">
      <style:paragraph-properties style:page-number="auto" fo:break-before="page"/>
    </style:style>
    <style:style style:name="P90" style:family="paragraph" style:parent-style-name="Corps_20_de_20_texte.Paragraph" style:list-style-name="L22">
      <style:paragraph-properties fo:margin-left="1.251cm" fo:margin-right="0cm" fo:text-indent="0cm" style:auto-text-indent="false"/>
    </style:style>
    <style:style style:name="P91" style:family="paragraph" style:parent-style-name="hlp_5f_tip">
      <style:text-properties fo:language="en" fo:country="US"/>
    </style:style>
    <style:style style:name="P92" style:family="paragraph" style:parent-style-name="hlp_5f_tip" style:list-style-name="hlp_5f_tipimg">
      <style:text-properties fo:language="en" fo:country="US"/>
    </style:style>
    <style:style style:name="P93" style:family="paragraph" style:parent-style-name="hlp_5f_tip">
      <style:text-properties fo:language="el" fo:country="GR"/>
    </style:style>
    <style:style style:name="P94" style:family="paragraph" style:parent-style-name="hlp_5f_warning">
      <style:text-properties fo:language="en" fo:country="US"/>
    </style:style>
    <style:style style:name="P95" style:family="paragraph" style:parent-style-name="hlp_5f_warning">
      <style:text-properties fo:language="el" fo:country="GR"/>
    </style:style>
    <style:style style:name="P96" style:family="paragraph" style:parent-style-name="hlp_5f_list_5f_dot" style:list-style-name="hlp_5f_list_5f_dot"/>
    <style:style style:name="P97" style:family="paragraph" style:parent-style-name="hlp_5f_section">
      <style:text-properties fo:language="en" fo:country="US"/>
    </style:style>
    <style:style style:name="P98" style:family="paragraph" style:parent-style-name="hlp_5f_paragraph">
      <style:text-properties fo:language="en" fo:country="US"/>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font-name="Arial4" fo:font-size="10pt" fo:font-style="normal" style:text-underline-style="none" fo:font-weight="normal"/>
    </style:style>
    <style:style style:name="P101" style:family="paragraph">
      <style:paragraph-properties fo:text-align="center"/>
      <style:text-properties style:text-line-through-style="none" style:font-name="Arial4" fo:font-size="11pt" fo:font-style="normal" style:text-underline-style="none" fo:font-weight="normal"/>
    </style:style>
    <style:style style:name="P102"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l" fo:country="GR"/>
    </style:style>
    <style:style style:name="T26" style:family="text">
      <style:text-properties fo:language="fr" fo:country="FR"/>
    </style:style>
    <style:style style:name="T27" style:family="text">
      <style:text-propertie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1/08/2018 20:43:10&#13;&#13;__ Compilation of the extension &quot;For all users&quot; __&#13;&#13;Extension package created : PageNumberingAddonPython-s-0.0.1.oxt&#13;Update file created : PageNumberingAddonPython-s.update.xml&#13;&#13;21/08/2018 20:43: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21/08/2018 20:43:42&#13;&#13;__ Compilation of the extension &quot;For all users&quot; __&#13;&#13;&#13;Extension package created : PageNumberingAddonPython-As-0.0.1.oxt&#13;Update file created : PageNumberingAddonPython-As.update.xml&#13;&#13;21/08/2018 20:43: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text:soft-page-break/>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98920166035004891"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26304525482703667" text:style-name="L2">
        <text:list-item>
          <text:p text:style-name="P50">Version 2.1.2 :</text:p>
        </text:list-item>
      </text:list>
      <text:list xml:id="list7810551669575476949" text:style-name="L3">
        <text:list-item>
          <text:list>
            <text:list-item>
              <text:p text:style-name="P51">Localized help : resolved non-functional hyperlink due to API incompatibility introduced by Apache OpenOffice 4.1 (and LibreOffice 4.0).</text:p>
            </text:list-item>
          </text:list>
        </text:list-item>
      </text:list>
      <text:list xml:id="list36327848" text:continue-list="list1626304525482703667" text:style-name="L2">
        <text:list-item>
          <text:p text:style-name="P50">Version 2.1.1 :</text:p>
        </text:list-item>
      </text:list>
      <text:list xml:id="list6598507523357030329"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6351540" text:continue-list="list36327848" text:style-name="L2">
        <text:list-item>
          <text:p text:style-name="P50">Version 2.1.0 :</text:p>
        </text:list-item>
      </text:list>
      <text:list xml:id="list5051946608884276945"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6351291" text:continue-list="list36351540" text:style-name="L2">
        <text:list-item>
          <text:p text:style-name="P50">Version 2.0.0 :</text:p>
        </text:list-item>
      </text:list>
      <text:list xml:id="list3742663143357579014"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6345698" text:continue-list="list36351291" text:style-name="L2">
        <text:list-item>
          <text:p text:style-name="P50">Version 1.5.3 :</text:p>
        </text:list-item>
      </text:list>
      <text:list xml:id="list3149132726912305525"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635650919832644452"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7"><text:span text:style-name="T2">Mandatory</text:span><text:tab/><text:tab/>Display to user if found incompatible at installation</text:p><text:p text:style-name="Frame_20_contents"><draw:control text:anchor-type="paragraph" draw:z-index="5" draw:style-name="gr1" draw:text-style-name="P100" svg:width="0.802cm" svg:height="0.451cm" svg:x="2.3cm" svg:y="0.199cm" draw:control="control1"/><draw:control text:anchor-type="paragraph" draw:z-index="6" draw:style-name="gr1" draw:text-style-name="P100" svg:width="9cm" svg:height="0.451cm" svg:x="3.6cm" svg:y="0.199cm"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7" draw:style-name="gr1" draw:text-style-name="P100" svg:width="0.802cm" svg:height="0.451cm" svg:x="2.304cm" svg:y="0.199cm" draw:control="control3"/><draw:control text:anchor-type="paragraph" draw:z-index="8" draw:style-name="gr1" draw:text-style-name="P100" svg:width="9cm" svg:height="0.451cm" svg:x="3.6cm" svg:y="0.196cm" draw:control="control4"/>To version</text:p><text:p text:style-name="Frame_20_contents"/><text:p text:style-name="Frame_20_contents"/><text:p text:style-name="Frame_20_contents"><draw:control text:anchor-type="paragraph" draw:z-index="9" draw:style-name="gr1" draw:text-style-name="P101" svg:width="8.362cm" svg:height="0.689cm" svg:x="3.621cm" svg:y="0.252cm" draw:control="control5"/></text:p><text:p text:style-name="Frame_20_contents"/><text:p text:style-name="P36">Compilation results</text:p><text:p text:style-name="P36"><draw:control text:anchor-type="paragraph" draw:z-index="10" draw:style-name="gr1" draw:text-style-name="P102" svg:width="14.001cm" svg:height="4.001cm" svg:x="0.4cm" svg:y="0.362cm"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7"><text:span text:style-name="T2">Mandatory</text:span><text:tab/><text:tab/>Display to user if found incompatible at installation</text:p><text:p text:style-name="Frame_20_contents"><draw:control text:anchor-type="paragraph" draw:z-index="12" draw:style-name="gr1" draw:text-style-name="P100" svg:width="0.802cm" svg:height="0.451cm" svg:x="2.33cm" svg:y="0.199cm" draw:control="control6"/><draw:control text:anchor-type="paragraph" draw:z-index="13" draw:style-name="gr1" draw:text-style-name="P100"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100" svg:width="0.802cm" svg:height="0.451cm" svg:x="2.33cm" svg:y="0.199cm" draw:control="control8"/><draw:control text:anchor-type="paragraph" draw:z-index="15" draw:style-name="gr1" draw:text-style-name="P100" svg:width="9cm" svg:height="0.451cm" svg:x="3.692cm" svg:y="0.199cm" draw:control="control9"/>To version</text:p><text:p text:style-name="Frame_20_contents"/><text:p text:style-name="Frame_20_contents"/><text:p text:style-name="Frame_20_contents"><draw:control text:anchor-type="paragraph" draw:z-index="16" draw:style-name="gr1" draw:text-style-name="P101" svg:width="8.362cm" svg:height="0.689cm" svg:x="3.674cm" svg:y="0.367cm" draw:control="control10"/></text:p><text:p text:style-name="Frame_20_contents"/><text:p text:style-name="P36">Compilation results</text:p><text:p text:style-name="Frame_20_contents"><draw:control text:anchor-type="paragraph" draw:z-index="17" draw:style-name="gr1" draw:text-style-name="P102"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100" svg:width="0.802cm" svg:height="0.451cm" svg:x="2.33cm" svg:y="0.199cm" draw:control="control11"/><draw:control text:anchor-type="paragraph" draw:z-index="20" draw:style-name="gr1" draw:text-style-name="P100"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101" svg:width="8.362cm" svg:height="0.689cm" svg:x="3.674cm" svg:y="0.349cm" draw:control="control13"/></text:p><text:p text:style-name="Frame_20_contents"/><text:p text:style-name="Frame_20_contents"/><text:p text:style-name="P36">Compilation results</text:p><text:p text:style-name="Frame_20_contents"><draw:control text:anchor-type="paragraph" draw:z-index="22" draw:style-name="gr1" draw:text-style-name="P102" svg:width="14.001cm" svg:height="4.001cm" svg:x="0.4cm" svg:y="0.459cm" draw:control="control16"/></text:p><text:p text:style-name="Frame_20_contents"/></draw:text-box></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772527034136690626"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985568350993751497"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oft-page-break/><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31133462147455882"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text:soft-page-break/>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text:soft-page-break/>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68567831467037592"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text:soft-page-break/>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ext:soft-page-break/>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text:soft-page-break/>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oft-page-break/><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77968227020459336"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377482189846636898"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19947310666904153"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94729429414427716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66381729267976853" text:style-name="L17">
        <text:list-item>
          <text:p text:style-name="P65">Arg1 : <text:span text:style-name="InstructionMacro">String</text:span> : mandatory, type of control used for the button</text:p>
        </text:list-item>
      </text:list>
      <text:list xml:id="list5310009057667534916"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500693503776061322"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476507268455956069"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02590915707346549"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83455799659812266"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398832015568556493"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49325678931797618"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72619547778158499"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62217370608301071"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30348507087284511"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18841154519008485"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8309581718749113219"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oft-page-break/><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444949218301205228"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428932428478538804"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08785601904208108"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727506326682041691"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377382489524036558"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tension that simplifies the process of page numbering in LibreOffice/OpenOffice. </text:p>
      <text:p text:style-name="descrLang"><text:bookmark-start text:name="__RefHeading__78156_325084090"/><text:soft-page-break/>Description el<text:bookmark-end text:name="__RefHeading__78156_325084090"/></text:p>
      <text:p text:style-name="P45">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77972412409653803"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Page Numbering Addon for LibreOffice/OpenOffice</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Page Numbering Addo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el<text:bookmark-end text:name="__RefHeading__78164_325084090"/></text:p>
      <text:p text:style-name="licenseText">Η μετάφραση αυτή προέρχεται από την Έλενα Σπυροπούλου και μπορεί να βρεθεί στον ακόλουθο σύνδεσμο</text:p>
      <text:p text:style-name="licenseText"><text:a xlink:type="simple" xlink:href="http://www.cyberlaw.gr/node/5" text:style-name="Internet_20_link" text:visited-style-name="Visited_20_Internet_20_Link">http://www.cyberlaw.gr/node/5</text:a></text:p>
      <text:p text:style-name="licenseText"/>
      <text:p text:style-name="licenseText">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text:soft-page-break/>σε 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text:soft-page-break/>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text:soft-page-break/>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ext:soft-page-break/>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text:soft-page-break/>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text:soft-page-break/>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text:soft-page-break/>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text:soft-page-break/>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licenseText">Πρόσθετο αρίθμησης σελίδων στο LibreOffice/OpenOffice </text:p>
      <text:p text:style-name="licenseText">Copyright (C) 2018 Αρβανίτης Χρήστος</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text:soft-page-break/>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text:soft-page-break/>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text:soft-page-break/>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text:soft-page-break/>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1730587915627659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1425871645181823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0967110036790906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3366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ext:soft-page-break/>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67066474054613531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968208504000310129" text:style-name="hlp_5f_tipimg">
        <text:list-item>
          <text:p text:style-name="hlp_5f_tip">A control in a form can also use this URL in its property Help URL.</text:p>
        </text:list-item>
      </text:list>
      <text:p text:style-name="hlp_5f_head4">Extended tip for the contextual help</text:p>
      <text:p text:style-name="hlp_5f_paragraph"><text:soft-page-break/>Write a = character, then write the text of the extended tip. No formatting is allowed.</text:p>
      <text:p text:style-name="hlp_5f_paragraph">The first setURL line at top of this help page is an example.</text:p>
      <text:list xml:id="list9164718916857708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65</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6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6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67</dc:date><text:p>internal</text:p><text:p>Page2</text:p><text:p/></office:annotation>Paragraph styles</text:p>
      <text:p text:style-name="P28"><office:annotation><dc:creator>BM</dc:creator><dc:date>2008-03-13T00:00:00.67</dc:date><text:p>internal</text:p><text:p>Page7</text:p><text:p/></office:annotation>Hyperlinks</text:p>
      <text:p text:style-name="hlp_5f_paragraph"><text:span text:style-name="T14"><office:annotation><dc:creator>BM</dc:creator><dc:date>2008-03-13T00:00:00.67</dc:date><text:p>internal</text:p><text:p>Page3</text:p><text:p/></office:annotation></text:span><text:span text:style-name="T14">Text formatting</text:span></text:p>
      <text:p text:style-name="P28"><office:annotation><dc:creator>BM</dc:creator><dc:date>2008-03-26T00:00:00.67</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67</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6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68</dc:date><text:p>external</text:p><text:p>text/swriter/main0210.xhp</text:p><text:p/></office:annotation><text:span text:style-name="T14">Preview topic</text:span> </text:p>
      <text:p text:style-name="hlp_5f_paragraph">This hyperlink displays <text:s/><office:annotation><dc:creator>BM</dc:creator><dc:date>2008-03-15T00:00:00.6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330869" text:continue-list="list71730587915627659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6338153" text:continue-list="list363366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0</dc:date><text:p text:style-name="P99"><text:span text:style-name="T29">image</text:span></text:p><text:p text:style-name="P99"><text:span text:style-name="T29">Images/Help/dontfeedtrolls.gif</text:span></text:p><text:p text:style-name="P99"><text:span text:style-name="T29">icon</text:span></text:p><text:p text:style-name="P99"><text:span text:style-name="T29"/></text:p></office:annotation> within a text.</text:p>
      <text:p text:style-name="hlp_5f_paragraph"><text:line-break/><text:soft-page-break/><text:line-break/>Now a bigger image in a blank line.</text:p>
      <text:p text:style-name="hlp_5f_paragraph"><office:annotation><dc:creator>Bernard Marcelly</dc:creator><dc:date>2009-01-24T10:50:50.70</dc:date><text:p text:style-name="P99"><text:span text:style-name="T29">image</text:span></text:p><text:p text:style-name="P99"><text:span text:style-name="T29">Images/Help/sailingShip.wmf</text:span></text:p><text:p text:style-name="P99"><text:span text:style-name="T29">Old sailing ship</text:span></text:p><text:p text:style-name="P99"><text:span text:style-name="T29"/></text:p></office:annotation></text:p>
      <text:p text:style-name="hlp_5f_paragraph"/>
      <text:p text:style-name="hlp_5f_paragraph"><text:line-break/><text:line-break/>Finally an image<office:annotation><dc:creator>Bernard Marcelly</dc:creator><dc:date>2009-01-24T20:53:22.71</dc:date><text:p text:style-name="P99"><text:span text:style-name="T29">imageOOo</text:span></text:p><text:p text:style-name="P99"><text:span text:style-name="T29">sd/res/get1obj.png</text:span></text:p></office:annotation> from OpenOffice resources</text:p>
      <text:p text:style-name="hlp_5f_page">Page10 : Creating the Help tree</text:p>
      <text:list xml:id="list36331124" text:continue-list="list363308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Introduction</text:p>
      <text:p text:style-name="hlp_5f_head1">Page Numbering Add-on</text:p>
      <text:p text:style-name="hlp_5f_paragraph"><text:span text:style-name="T22">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2">Page Numbering Addon</text:span></text:span><text:span text:style-name="T22">. Throughout this help section, we are going to explain how this addon adds an abstraction layer to the whole page numbering process.</text:span></text:p>
      <text:p text:style-name="P30"/>
      <text:p text:style-name="P41">Introduction</text:p>
      <text:p text:style-name="P43">Menu item</text:p>
      <text:p text:style-name="hlp_5f_paragraph"><text:span text:style-name="T22">The addon is accessible though </text:span><text:span text:style-name="hlp_5f_emph"><text:span text:style-name="T22">Insert-&gt;Page Numbering</text:span></text:span><text:span text:style-name="T22"> </text:span></text:p>
      <text:p text:style-name="P43"/>
      <text:p text:style-name="P30">After accessing the menu item, the user is presented with the following interface dialog:<text:line-break/><office:annotation><dc:creator>Unknown Author</dc:creator><dc:date>2018-07-19T12:25:34.72</dc:date><text:p text:style-name="P99"><text:span text:style-name="T27">image</text:span></text:p><text:p text:style-name="P99"><text:span text:style-name="T27">images/help/en/main_page_numbering.png</text:span></text:p><text:p text:style-name="P99"><text:span text:style-name="T27">Main dialog</text:span></text:p></office:annotation></text:p>
      <text:p text:style-name="P30"/>
      <text:list xml:id="list36337302" text:continue-list="list36338153" text:style-name="hlp_5f_list_5f_dot">
        <text:list-item>
          <text:p text:style-name="hlp_5f_list_5f_dot"><text:span text:style-name="hlp_5f_emph"><text:span text:style-name="T22">Decor</text:span></text:span><text:span text:style-name="T22">: Choose to either have simple numbering or surrounding text (e.g. -1-, [1]).</text:span></text:p>
        </text:list-item>
        <text:list-item>
          <text:p text:style-name="hlp_5f_list_5f_dot"><text:span text:style-name="hlp_5f_emph"><text:span text:style-name="T22">Numbering Type</text:span></text:span><text:span text:style-name="T22">: Choose from a number of different types such as Roman uppercase/lowercase numbering (i,ii... , I,II...), Arabic (1,2...) or Greek (α,β... , Α,Β...).</text:span></text:p>
        </text:list-item>
        <text:list-item>
          <text:p text:style-name="hlp_5f_list_5f_dot"><text:span text:style-name="hlp_5f_emph"><text:span text:style-name="T22">Alignment</text:span></text:span><text:span text:style-name="T22">: Define the alignment of numbering.</text:span></text:p>
        </text:list-item>
        <text:list-item>
          <text:p text:style-name="hlp_5f_list_5f_dot"><text:span text:style-name="hlp_5f_emph"><text:span text:style-name="T22">Position</text:span></text:span><text:span text:style-name="T22">: Choose the position or numbering (currently available options are Header and Footer)</text:span></text:p>
        </text:list-item>
        <text:list-item>
          <text:p text:style-name="hlp_5f_list_5f_dot"><text:span text:style-name="hlp_5f_emph"><text:span text:style-name="T22">Font</text:span></text:span><text:span text:style-name="T22">: Choose from the list of available system fonts</text:span></text:p>
        </text:list-item>
      </text:list>
      <text:list xml:id="list36356792" text:continue-list="list91647189168577080" text:style-name="hlp_5f_warnimg">
        <text:list-item>
          <text:p text:style-name="P94">Some of the system fonts were not made to be compatible with certain characters so you may face compatibility issues and empty page numbers (e.g. a font may not support Greek characters)</text:p>
        </text:list-item>
      </text:list>
      <text:list xml:id="list36351965" text:continue-list="list36337302" text:style-name="hlp_5f_list_5f_dot">
        <text:list-item>
          <text:p text:style-name="hlp_5f_list_5f_dot"><text:span text:style-name="hlp_5f_emph"><text:span text:style-name="T22">Size</text:span></text:span><text:span text:style-name="T22">: Define the font size</text:span></text:p>
        </text:list-item>
        <text:list-item>
          <text:p text:style-name="hlp_5f_list_5f_dot"><text:span text:style-name="hlp_5f_emph"><text:span text:style-name="T22">First Page</text:span></text:span><text:span text:style-name="T22">: The page where the numbering will begin from. </text:span></text:p>
        </text:list-item>
      </text:list>
      <text:list xml:id="list36341501" text:continue-list="list7968208504000310129" text:style-name="hlp_5f_tipimg">
        <text:list-item>
          <text:p text:style-name="P92">A usage example of First Page option is the implementation of a document that includes a cover page and contents that do not include page numbering.</text:p>
        </text:list-item>
        <text:list-item>
          <text:p text:style-name="P91">Choosing a page different that the first of the document (1) will create two ranges, the first that will remain unnumbered and the second that will include numbers. This is the result of creating clone page styles in order to preserve previously created page styling customization. </text:p>
        </text:list-item>
      </text:list>
      <text:list xml:id="list36351075" text:continue-list="list36351965" text:style-name="hlp_5f_list_5f_dot">
        <text:list-item>
          <text:p text:style-name="hlp_5f_list_5f_dot"><text:span text:style-name="hlp_5f_emph"><text:span text:style-name="T22">Start from...</text:span></text:span><text:span text:style-name="T22">: Define the offset(page number) of the first numbered page.</text:span></text:p>
        </text:list-item>
      </text:list>
      <text:list xml:id="list36333719" text:continue-list="list36341501" text:style-name="hlp_5f_tipimg">
        <text:list-item>
          <text:p text:style-name="P91"><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0"/>
      <text:p text:style-name="hlp_5f_paragraph"/>
      <text:p text:style-name="hlp_5f_tree">node = Page Numbering Addon</text:p>
      <text:p text:style-name="hlp_5f_tree"><text:tab/>page = Page01 = Introduction</text:p>
      <text:p text:style-name="hlp_5f_tree">/node</text:p>
      <text:p text:style-name="hlp_5f_tree"/>
      <text:p text:style-name="helpLang">Help el</text:p>
      <text:p text:style-name="hlp_5f_page">Page01 : Εισαγωγή</text:p>
      <text:p text:style-name="hlp_5f_head1">Πρόσθετο αρίθμησης σελίδας</text:p>
      <text:p text:style-name="P31">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2">Εισαγωγή</text:p>
      <text:p text:style-name="P44">Στοιχείο μενού</text:p>
      <text:p text:style-name="hlp_5f_paragraph"><text:span text:style-name="T25">Το πρόσθετο είναι προσβάσιμο μέσω του μενού </text:span><text:span text:style-name="hlp_5f_emph"><text:span text:style-name="T25">Εισαγωγή-&gt;Αρίθμηση Σελίδας</text:span></text:span></text:p>
      <text:p text:style-name="P44"/>
      <text:p text:style-name="P31">Κατά τη πρόσβαση στο στοιχείο του μενού εμφανίζεται ο ακόλουθος διάλογος:<text:line-break/><office:annotation><dc:creator>Unknown Author</dc:creator><dc:date>2018-07-19T12:25:34.73</dc:date><text:p text:style-name="P99"><text:span text:style-name="T28">image</text:span></text:p><text:p text:style-name="P99"><text:span text:style-name="T28">images/help/el/main_page_numbering.png</text:span></text:p><text:p text:style-name="P99"><text:span text:style-name="T28">Κύριος Διάλογος</text:span></text:p></office:annotation></text:p>
      <text:p text:style-name="P31"/>
      <text:list xml:id="list36333755" text:continue-list="list36351075" text:style-name="hlp_5f_list_5f_dot">
        <text:list-item>
          <text:p text:style-name="hlp_5f_list_5f_dot"><text:span text:style-name="hlp_5f_emph"><text:span text:style-name="T25">Διακόσμηση</text:span></text:span><text:span text:style-name="T25">: Επιλογή για απλή αρίθμηση ή για διακόσμηση (π.χ. -1-, [1]).</text:span></text:p>
        </text:list-item>
        <text:list-item>
          <text:p text:style-name="hlp_5f_list_5f_dot"><text:span text:style-name="hlp_5f_emph"><text:span text:style-name="T25">Τύπος</text:span></text:span><text:span text:style-name="T25">: Επιλογή τύπου αρίθμησης από ένα σύνολο διαθέσιμων στοιχείων τα οποία υποστηρίζονται από το LibreOffice/OpenOffice, όπως Ρωμαϊκά (i,ii... , I,II...), Αραβικά (1,2...) ή Ελληνικά (α,β... , Α,Β...).</text:span></text:p>
        </text:list-item>
        <text:list-item>
          <text:p text:style-name="hlp_5f_list_5f_dot"><text:span text:style-name="hlp_5f_emph"><text:span text:style-name="T25">Στοίχιση</text:span></text:span><text:span text:style-name="T25">: Ορισμός της στοίχισης κειμένου της αρίθμησης.</text:span></text:p>
        </text:list-item>
        <text:list-item>
          <text:p text:style-name="hlp_5f_list_5f_dot"><text:span text:style-name="hlp_5f_emph"><text:span text:style-name="T25">Θέση</text:span></text:span><text:span text:style-name="T25">: Επιλογή της θέσης αρίθμησης (διαθέσιμες επιλογές η Κεφαλίδα και το Υποσέλιδο)</text:span></text:p>
        </text:list-item>
        <text:list-item>
          <text:p text:style-name="hlp_5f_list_5f_dot"><text:span text:style-name="hlp_5f_emph"><text:span text:style-name="T25">Γραμματοσειρά</text:span></text:span><text:span text:style-name="T25">: Επιλογή από την λίστα εγκατεστημένων γραμματοσειρών του συστήματος.</text:span></text:p>
        </text:list-item>
      </text:list>
      <text:list xml:id="list36330564" text:continue-list="list36356792" text:style-name="hlp_5f_warnimg">
        <text:list-item>
          <text:p text:style-name="P9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π.χ. μια γραμματοσειρά δεν υποστηρίζει ελληνικούς χαρακτήρες).</text:p>
        </text:list-item>
      </text:list>
      <text:list xml:id="list36351809" text:continue-list="list36333755" text:style-name="hlp_5f_list_5f_dot">
        <text:list-item>
          <text:p text:style-name="hlp_5f_list_5f_dot"><text:span text:style-name="hlp_5f_emph"><text:span text:style-name="T25">Μέγεθος</text:span></text:span><text:span text:style-name="T25">: Ορισμός μεγέθους γραμματοσειράς.</text:span></text:p>
        </text:list-item>
        <text:list-item>
          <text:p text:style-name="hlp_5f_list_5f_dot"><text:span text:style-name="hlp_5f_emph"><text:span text:style-name="T25">Πρώτη σελίδα</text:span></text:span><text:span text:style-name="T25">: Η σελίδα από την οποία ξεκινά η αρίθμηση.</text:span></text:p>
        </text:list-item>
      </text:list>
      <text:list xml:id="list36327739" text:continue-list="list36333719" text:style-name="hlp_5f_tipimg">
        <text:list-item>
          <text:p text:style-name="P9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93">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πρότερη της αρίθμησης παραμετροποίηση του στυλ των σελίδων.</text:p>
        </text:list-item>
      </text:list>
      <text:list xml:id="list36335466" text:continue-list="list36351809" text:style-name="hlp_5f_list_5f_dot">
        <text:list-item>
          <text:p text:style-name="hlp_5f_list_5f_dot"><text:soft-page-break/><text:span text:style-name="hlp_5f_emph"><text:span text:style-name="T25">Αρίθμηση από...</text:span></text:span><text:span text:style-name="T25">: Ορισμός του αριθμού της πρώτης αριθμημένης σελίδας.</text:span></text:p>
        </text:list-item>
      </text:list>
      <text:list xml:id="list36358578" text:continue-list="list36327739" text:style-name="hlp_5f_tipimg">
        <text:list-item>
          <text:p text:style-name="P93">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hlp_5f_paragraph"/>
      <text:p text:style-name="hlp_5f_tree">node = Πρόσθετο αρίθμησης σελίδας</text:p>
      <text:p text:style-name="hlp_5f_tree"><text:tab/>page = Page01 = Εισαγωγή</text:p>
      <text:p text:style-name="hlp_5f_tree">/node</text:p>
      <text:p text:style-name="hlp_5f_tree"/>
      <text:p text:style-name="hlp_5f_tree"/>
      <text:p text:style-name="helpLang">Help fr</text:p>
      <text:p text:style-name="hlp_5f_page">Page01 : Introduction</text:p>
      <text:p text:style-name="hlp_5f_head1">Module de numérotage de pages</text:p>
      <text:p text:style-name="hlp_5f_paragraph"><text:span text:style-name="T22"/></text:p>
      <text:p text:style-name="hlp_5f_paragraph"><text:span text:style-name="T22">Le numérotage de pages dans LibreOffice/OpenOffice est une procédure excessivement compliquée, notamment pour un nouvel utilisateur. Il faut comprendre parfaitement où les informations de numérotage sont stockées pour chaque document, comment utiliser le saut de page manuel et comment les styles de page s'étendent et fonctionnent. Vu que d'autres suites de bureautique suivent une approche bien plus simple, nous avons décidé de créer le </text:span><text:span text:style-name="T23">Module de numérotage de pages</text:span><text:span text:style-name="T24">. A travers cette rubrique Aide, nous allons expliquer comment ce module ajoute une alternative à la fonction de numérotage de pages déjà existant.</text:span></text:p>
      <text:p text:style-name="hlp_5f_head2"><text:span text:style-name="T22">Introduction</text:span></text:p>
      <text:p text:style-name="P43">Elément de menu</text:p>
      <text:p text:style-name="hlp_5f_paragraph"><text:span text:style-name="T22">Le module est accessible dans </text:span><text:span text:style-name="T23">Insertion-&gt;Numérotage de page</text:span></text:p>
      <text:p text:style-name="P43"/>
      <text:p text:style-name="P30">Après avoir accédé à l'élément du menu, l'utilisateur rencontre l'interface de dialogue suivante :<text:line-break/><office:annotation><dc:creator>Unknown Author</dc:creator><dc:date>2018-07-19T12:25:34.72</dc:date><text:p text:style-name="P99"><text:span text:style-name="T27">image</text:span></text:p><text:p text:style-name="P99"><text:span text:style-name="T27">images/help/en/main_page_numbering.png</text:span></text:p><text:p text:style-name="P99"><text:span text:style-name="T27">Dialogue principal</text:span></text:p></office:annotation></text:p>
      <text:p text:style-name="P30"/>
      <text:list xml:id="list36346064" text:continue-list="list36335466" text:style-name="hlp_5f_list_5f_dot">
        <text:list-item>
          <text:p text:style-name="hlp_5f_list_5f_dot"><text:span text:style-name="hlp_5f_emph"><text:span text:style-name="T22">Décor</text:span></text:span><text:span text:style-name="T22">: Choix d'avoir soit une numérotation simple, soit une numérotation décorée (ex. -1-, [1]).</text:span></text:p>
        </text:list-item>
        <text:list-item>
          <text:p text:style-name="P96"><text:span text:style-name="hlp_5f_emph"><text:span text:style-name="T22">Type de numérotation</text:span></text:span><text:span text:style-name="T22">: Choix entre différents types de numérotation, comme les chiffres romains minuscules/majuscules (i,ii... , I,II...), chiffres arabes (1,2...), chiffres grecs (α,β... , Α,Β...).</text:span></text:p>
        </text:list-item>
        <text:list-item>
          <text:p text:style-name="hlp_5f_list_5f_dot"><text:span text:style-name="hlp_5f_emph"><text:span text:style-name="T22">Alignement</text:span></text:span><text:span text:style-name="T22">: Définit l'alignement de la numérotation.</text:span></text:p>
        </text:list-item>
        <text:list-item>
          <text:p text:style-name="hlp_5f_list_5f_dot"><text:span text:style-name="hlp_5f_emph"><text:span text:style-name="T22">Position</text:span></text:span><text:span text:style-name="T22">: Choix de la position de la numérotation (aujourd'hui, entête et bas de page sont disponibles).</text:span></text:p>
        </text:list-item>
        <text:list-item>
          <text:p text:style-name="hlp_5f_list_5f_dot"><text:span text:style-name="hlp_5f_emph"><text:span text:style-name="T22">Police d'écriture</text:span></text:span><text:span text:style-name="T22">: Choix à partir d'une liste de polices d'écritures disponibles.</text:span></text:p>
        </text:list-item>
      </text:list>
      <text:list xml:id="list36330575" text:continue-list="list36330564" text:style-name="hlp_5f_warnimg">
        <text:list-item>
          <text:p text:style-name="P94">Certaines polices d'écritures ne sont pas compatibles avec certains caractères : vous risquez donc de faire face à des problèmes de compatibilité et à des numéros de page vides (ex. une police d'écriture peut ne pas supporter les caractères grecs)</text:p>
        </text:list-item>
      </text:list>
      <text:list xml:id="list36331325" text:continue-list="list36346064" text:style-name="hlp_5f_list_5f_dot">
        <text:list-item>
          <text:p text:style-name="hlp_5f_list_5f_dot"><text:span text:style-name="hlp_5f_emph"><text:span text:style-name="T22">Taille</text:span></text:span><text:span text:style-name="T22">: Définit la taille de la police d'écriture.</text:span></text:p>
        </text:list-item>
        <text:list-item>
          <text:p text:style-name="hlp_5f_list_5f_dot"><text:span text:style-name="hlp_5f_emph"><text:span text:style-name="T22">Première page</text:span></text:span><text:span text:style-name="T22">: La page à partir de laquelle la numérotation va commencer. </text:span></text:p>
        </text:list-item>
      </text:list>
      <text:list xml:id="list36343397" text:continue-list="list36358578" text:style-name="hlp_5f_tipimg">
        <text:list-item>
          <text:p text:style-name="P92">Un cas d'utilisation de l'option Première Page est l'implémentation d'un document qui contient une page de couverture et du contenu qui ne doit pas être numéroté.</text:p>
        </text:list-item>
        <text:list-item>
          <text:p text:style-name="P91">Choisir une page autre que la première va créer deux plages : la première qui ne sera pas numérotée, et la seconde qui le sera. C'est le résultat du fait de copier les pages dans le but de préserver le style de pages précédemment établi. </text:p>
        </text:list-item>
      </text:list>
      <text:list xml:id="list36354185" text:continue-list="list36331325" text:style-name="hlp_5f_list_5f_dot">
        <text:list-item>
          <text:p text:style-name="hlp_5f_list_5f_dot"><text:span text:style-name="hlp_5f_emph"><text:span text:style-name="T22">Commencer à partir de...</text:span></text:span><text:span text:style-name="T22">: Définit le décalage (en nombre de pages) de la première page </text:span><text:soft-page-break/><text:span text:style-name="T22">numérotée.</text:span></text:p>
        </text:list-item>
      </text:list>
      <text:list xml:id="list36353269" text:continue-list="list36343397" text:style-name="hlp_5f_tipimg">
        <text:list-item>
          <text:p text:style-name="P91">L'utilisation d'un décalage de page altère la propriété appropriée du premier paragraphe, permettant à l'utilisateur de choisir des numérotations différentes tout au long du document (ex. les n premières pages sont numérotées en chiffres romains majuscules, tandis que le reste utilise de simples chiffres arabes).</text:p>
        </text:list-item>
      </text:list>
      <text:p text:style-name="P30"/>
      <text:p text:style-name="hlp_5f_paragraph"/>
      <text:p text:style-name="hlp_5f_tree">node = <text:span text:style-name="T26">Module de numérotage de pages</text:span></text:p>
      <text:p text:style-name="hlp_5f_tree"><text:tab/>page = Page01 = Introduction</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l" fo:country="G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9</text:page-number>/<text:page-count>102</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2" meta:paragraph-count="2688" meta:word-count="46751" meta:character-count="308878"/>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OpenOffice/python/build_files/", "https://github.com/eellak/gsoc2018-librecust/raw/master/page_numbering_addon/Open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